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style:font-name="JetBrains Mono"/>
    </style:style>
    <style:style style:name="P2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/>
    </style:style>
    <style:style style:name="P3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/>
    </style:style>
    <style:style style:name="P4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 style:font-name="JetBrains Mono"/>
    </style:style>
    <style:style style:name="P5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JetBrains Mono"/>
    </style:style>
    <style:style style:name="P6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JetBrains Mono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tyle="italic" officeooo:rsid="00187947" officeooo:paragraph-rsid="00187947" style:font-style-asian="italic" style:font-style-complex="italic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717cb4" style:font-name="JetBrains Mono" fo:font-style="italic" officeooo:rsid="00187947" officeooo:paragraph-rsid="00187947" style:font-style-asian="italic" style:font-style-complex="italic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717cb4" style:font-name="JetBrains Mono" fo:font-style="italic" officeooo:rsid="001a4dc5" officeooo:paragraph-rsid="001a4dc5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officeooo:paragraph-rsid="0016c739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16c73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6c739" style:font-weight-asian="bold" style:font-weight-complex="bold"/>
    </style:style>
    <style:style style:name="P13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officeooo:paragraph-rsid="0016c739" style:font-style-asian="italic" style:font-style-complex="italic"/>
    </style:style>
    <style:style style:name="P14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officeooo:rsid="0016bdcb" officeooo:paragraph-rsid="0016c739" style:font-style-asian="italic" style:font-style-complex="italic"/>
    </style:style>
    <style:style style:name="P15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officeooo:paragraph-rsid="0016c739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paragraph-rsid="0016c739" style:font-style-asian="italic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rsid="00187947" officeooo:paragraph-rsid="00187947" style:font-style-asian="italic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17cb4" style:font-name="JetBrains Mono" fo:font-style="italic" officeooo:rsid="001a4dc5" officeooo:paragraph-rsid="001a4dc5" style:font-style-asian="italic" style:font-style-complex="italic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italic" officeooo:rsid="001a4dc5" officeooo:paragraph-rsid="001a4dc5" style:font-style-asian="italic" style:font-style-complex="italic"/>
    </style:style>
    <style:style style:name="T1" style:family="text">
      <style:text-properties officeooo:rsid="001879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7947" style:font-weight-asian="bold" style:font-weight-complex="bold"/>
    </style:style>
    <style:style style:name="T4" style:family="text">
      <style:text-properties fo:color="#82aaff"/>
    </style:style>
    <style:style style:name="T5" style:family="text">
      <style:text-properties fo:color="#82aaff" style:font-name="JetBrains Mono"/>
    </style:style>
    <style:style style:name="T6" style:family="text">
      <style:text-properties fo:color="#c3e88d"/>
    </style:style>
    <style:style style:name="T7" style:family="text">
      <style:text-properties fo:color="#c3e88d" style:font-name="JetBrains Mono"/>
    </style:style>
    <style:style style:name="T8" style:family="text">
      <style:text-properties fo:color="#c792ea" fo:font-style="italic"/>
    </style:style>
    <style:style style:name="T9" style:family="text">
      <style:text-properties fo:color="#c792ea" style:font-name="JetBrains Mono" fo:font-style="italic"/>
    </style:style>
    <style:style style:name="T10" style:family="text">
      <style:text-properties fo:color="#89ddff"/>
    </style:style>
    <style:style style:name="T11" style:family="text">
      <style:text-properties fo:color="#89ddff" style:font-name="JetBrains Mono"/>
    </style:style>
    <style:style style:name="T12" style:family="text">
      <style:text-properties style:font-name="JetBrains Mono"/>
    </style:style>
    <style:style style:name="T13" style:family="text">
      <style:text-properties fo:color="#eeffe3" style:font-name="JetBrains Mono"/>
    </style:style>
    <style:style style:name="T14" style:family="text">
      <style:text-properties fo:color="#ffcb6b"/>
    </style:style>
    <style:style style:name="T15" style:family="text">
      <style:text-properties fo:color="#ffcb6b" style:font-name="JetBrains Mono"/>
    </style:style>
    <style:style style:name="T16" style:family="text">
      <style:text-properties fo:color="#ffcb6b" style:font-name="JetBrains Mono" fo:font-weight="bold"/>
    </style:style>
    <style:style style:name="T17" style:family="text">
      <style:text-properties fo:color="#ffcb6b" fo:font-weight="bold"/>
    </style:style>
    <style:style style:name="T18" style:family="text">
      <style:text-properties fo:color="#f78c6c"/>
    </style:style>
    <style:style style:name="T19" style:family="text">
      <style:text-properties fo:color="#f78c6c" style:font-name="JetBrains Mono"/>
    </style:style>
    <style:style style:name="T20" style:family="text">
      <style:text-properties fo:color="#eeffff"/>
    </style:style>
    <style:style style:name="T21" style:family="text">
      <style:text-properties fo:color="#eeffff" style:font-name="JetBrains Mono"/>
    </style:style>
    <style:style style:name="T22" style:family="text">
      <style:text-properties fo:color="#ff4965" style:font-name="JetBrains Mono" fo:font-style="italic"/>
    </style:style>
    <style:style style:name="T23" style:family="text">
      <style:text-properties officeooo:rsid="001b6f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НАУКИ И ВЫСШЕГО ОБРАЗОВАНИЯ РОССИЙСКОЙ ФЕДЕРАЦИИ</text:p>
      <text:p text:style-name="P10"/>
      <text:p text:style-name="P10"><text:s/>Федеральное государственное образовательное учреждение высшего образования</text:p>
      <text:p text:style-name="P10"/>
      <text:p text:style-name="P10"><text:s/>Санкт-Петербургский национальный исследовательский университет информационных технологий, механики и оптики</text:p>
      <text:p text:style-name="P10"/>
      <text:p text:style-name="P10"><text:s/>Мегафакультет трансляционных информационных технологий </text:p>
      <text:p text:style-name="P10"/>
      <text:p text:style-name="P10">Факультет информационных технологий и программирования </text:p>
      <text:p text:style-name="P10"/>
      <text:p text:style-name="P11">Лабораторн<text:span text:style-name="T23">ая </text:span>работ<text:span text:style-name="T23">а</text:span> №<text:span text:style-name="T1">4</text:span></text:p>
      <text:p text:style-name="P10"/>
      <text:p text:style-name="P12">По дисциплине «Программирование»</text:p>
      <text:p text:style-name="P10"><text:s/></text:p>
      <text:p text:style-name="P15">Выполнил студент группы</text:p>
      <text:p text:style-name="P15">№M3106</text:p>
      <text:p text:style-name="P15"/>
      <text:p text:style-name="P14">Казаков Никита Андреевич</text:p>
      <text:p text:style-name="P15"/>
      <text:p text:style-name="P15">Проверил</text:p>
      <text:p text:style-name="P15"/>
      <text:p text:style-name="P13">Повышев Владислав Вячеславович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6"><text:span text:style-name="T2">Лабораторная работа </text:span><text:span text:style-name="T3">№</text:span><text:span text:style-name="T2">4.</text:span> “Виртуальные функции”.</text:p>
      <text:p text:style-name="P16">Реализовать все указанные интерфейсы (абстрактные базовые классы) для</text:p>
      <text:p text:style-name="P16">классов (согласно варианту):</text:p>
      <text:p text:style-name="P16">A. Круг</text:p>
      <text:p text:style-name="P16">B. Отрезок</text:p>
      <text:p text:style-name="P16">C. Равносторонний треугольник</text:p>
      <text:p text:style-name="P16">D. Прямоугольник</text:p>
      <text:p text:style-name="P16">E. Шестиугольник</text:p>
      <text:p text:style-name="P16">F. Параллелограмм</text:p>
      <text:p text:style-name="P16">G. Равнобедренная трапеция</text:p>
      <text:p text:style-name="P16">H. Эллипс (периметр можно считать по любой приближенной формуле: см.</text:p>
      <text:p text:style-name="P16">интернет, справочники и т.п.).</text:p>
      <text:p text:style-name="P16">Функционал системы:</text:p>
      <text:p text:style-name="P16">- Хранение множества фигур</text:p>
      <text:p text:style-name="P16">- Динамическое добавление фигур пользователем. (через консоль)</text:p>
      <text:p text:style-name="P16">- Отобразить все фигуры.</text:p>
      <text:p text:style-name="P16">- Суммарная площадь всех фигур.</text:p>
      <text:p text:style-name="P16">- Суммарный периметр всех фигур.</text:p>
      <text:p text:style-name="P16">- Центр масс всей системы.</text:p>
      <text:p text:style-name="P16">- Память, занимаемая всеми экземплярами классов.</text:p>
      <text:p text:style-name="P16">- Сортировка фигур между собой по массе.</text:p>
      <text:p text:style-name="P16">Вопросы для обдумывания:</text:p>
      <text:p text:style-name="P16">- Есть ли необходимость делать методы сравнения по массе виртуальными?</text:p>
      <text:p text:style-name="P16">- Получится ли также перегрузить операторы сравнения для интерфейса</text:p>
      <text:p text:style-name="P16">BaseCObject чтобы сравнивать объекты по объему занимаемой памяти?</text:p>
      <text:p text:style-name="P16">- Предположите, что в дальнейшем придется изменить код таким образом,</text:p>
      <text:p text:style-name="P16">чтобы фигуры (оставаясь сами по себе плоскими) задавались уже не в</text:p>
      <text:p text:style-name="P16">двумерном, а в трехмерном пространстве. Укажите как бы вы действовали?</text:p>
      <text:p text:style-name="P16">Что пришлось бы изменить?</text:p>
      <text:p text:style-name="P16">// Интерфейс "Геометрическая фигура".</text:p>
      <text:p text:style-name="P16">class IGeoFig {</text:p>
      <text:p text:style-name="P16">public:</text:p>
      <text:p text:style-name="P16">// Площадь.</text:p>
      <text:p text:style-name="P16">virtual double square() = 0;</text:p>
      <text:p text:style-name="P16">// Периметр.</text:p>
      <text:p text:style-name="P16">virtual double perimeter() = 0;</text:p>
      <text:p text:style-name="P16">};</text:p>
      <text:p text:style-name="P16">// Вектор</text:p>
      <text:p text:style-name="P16">class CVector2D {</text:p>
      <text:p text:style-name="P16">public:</text:p>
      <text:p text:style-name="P16">double x, y;</text:p>
      <text:p text:style-name="P16"/>
      <text:p text:style-name="P16">};</text:p>
      <text:p text:style-name="P16">// Интерфейс "Физический объект".</text:p>
      <text:p text:style-name="P16">class IPhysObject {</text:p>
      <text:p text:style-name="P16">public:</text:p>
      <text:p text:style-name="P16">// Масса, кг.</text:p>
      <text:p text:style-name="P16">virtual double mass() = 0;</text:p>
      <text:p text:style-name="P16">// Координаты центра масс, м.</text:p>
      <text:p text:style-name="P16">virtual Vector2D position() = 0;</text:p>
      <text:p text:style-name="P16"><text:soft-page-break/>// Сравнение по массе.</text:p>
      <text:p text:style-name="P16">virtual bool operator== ( const PhysObject&amp; ob ) const = 0;</text:p>
      <text:p text:style-name="P16">// Сравнение по массе.</text:p>
      <text:p text:style-name="P16">virtual bool operator&lt; ( const PhysObject&amp; ob ) const = 0;</text:p>
      <text:p text:style-name="P16">};</text:p>
      <text:p text:style-name="P16">// Интерфейс "Отображаемый"</text:p>
      <text:p text:style-name="P16">class IPrintable {</text:p>
      <text:p text:style-name="P16">public:</text:p>
      <text:p text:style-name="P16">// Отобразить на экране</text:p>
      <text:p text:style-name="P16">// (выводить в текстовом виде параметры фигуры).</text:p>
      <text:p text:style-name="P16">virtual void draw() = 0;</text:p>
      <text:p text:style-name="P16">};</text:p>
      <text:p text:style-name="P16">// Интерфейс для классов, которые можно задать через диалог с пользователем.</text:p>
      <text:p text:style-name="P16">class IDialogInitiable {</text:p>
      <text:p text:style-name="P16">// Задать параметры объекта с помощью диалога с пользователем.</text:p>
      <text:p text:style-name="P16">virtual void initFromDialog() = 0;</text:p>
      <text:p text:style-name="P16">};</text:p>
      <text:p text:style-name="P16">// Интерфейс "Класс"</text:p>
      <text:p text:style-name="P16">class BaseCObject {</text:p>
      <text:p text:style-name="P16">public:</text:p>
      <text:p text:style-name="P16">// Имя класса (типа данных).</text:p>
      <text:p text:style-name="P16">virtual const char* classname() = 0;</text:p>
      <text:p text:style-name="P16">// Размер занимаемой памяти.</text:p>
      <text:p text:style-name="P16">virtual unsigned int size() = 0;</text:p>
      <text:p text:style-name="P16">};</text:p>
      <text:p text:style-name="P16"/>
      <text:p text:style-name="P17">main.cpp</text:p>
      <text:p text:style-name="P8"><text:span text:style-name="T6"/></text:p>
      <text:p text:style-name="P1"><text:span text:style-name="T4">#include </text:span><text:span text:style-name="T6">&lt;iostream&gt;</text:span></text:p>
      <text:p text:style-name="P1"><text:span text:style-name="T4">#include </text:span><text:span text:style-name="T6">"side_lib.hpp"</text:span></text:p>
      <text:p text:style-name="P1"><text:span text:style-name="T8">int </text:span><text:span text:style-name="T4">main</text:span><text:span text:style-name="T10">() {</text:span></text:p>
      <text:p text:style-name="P2"><text:span text:style-name="T10"><text:s text:c="4"/></text:span><text:span text:style-name="T9">bool </text:span><text:span text:style-name="T13">p_end </text:span><text:span text:style-name="T11">= </text:span><text:span text:style-name="T9">false</text:span><text:span text:style-name="T11">;</text:span></text:p>
      <text:p text:style-name="P2"><text:span text:style-name="T10"><text:s text:c="4"/></text:span><text:span text:style-name="T5">comm_list</text:span><text:span text:style-name="T11">();</text:span></text:p>
      <text:p text:style-name="P2"><text:span text:style-name="T10"><text:s text:c="4"/></text:span><text:span text:style-name="T9">while </text:span><text:span text:style-name="T11">(!</text:span><text:span text:style-name="T13">p_end</text:span><text:span text:style-name="T11">) {</text:span></text:p>
      <text:p text:style-name="P2"><text:span text:style-name="T10"><text:s text:c="8"/></text:span><text:span text:style-name="T13">p_end </text:span><text:span text:style-name="T11">= </text:span><text:span text:style-name="T5">command_input</text:span><text:span text:style-name="T11">();</text:span></text:p>
      <text:p text:style-name="P2"><text:span text:style-name="T10"><text:s text:c="8"/></text:span><text:span text:style-name="T9">if </text:span><text:span text:style-name="T11">(!</text:span><text:span text:style-name="T13">p_end</text:span><text:span text:style-name="T11">) {</text:span></text:p>
      <text:p text:style-name="P2"><text:span text:style-name="T10"><text:s text:c="12"/></text:span><text:span text:style-name="T15">std</text:span><text:span text:style-name="T11">::</text:span><text:span text:style-name="T13">cout </text:span><text:span text:style-name="T11">&lt;&lt; </text:span><text:span text:style-name="T7">"All commands list - 8</text:span><text:span text:style-name="T11">\n</text:span><text:span text:style-name="T7">"</text:span><text:span text:style-name="T11">;</text:span></text:p>
      <text:p text:style-name="P3"><text:s text:c="8"/><text:span text:style-name="T12">}</text:span></text:p>
      <text:p text:style-name="P3"><text:s text:c="4"/><text:span text:style-name="T12">}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==========Shutting down==========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9">return </text:span><text:span text:style-name="T19">0</text:span><text:span text:style-name="T11">;</text:span></text:p>
      <text:p text:style-name="P6">}</text:p>
      <text:p text:style-name="P19"/>
      <text:p text:style-name="P19"/>
      <text:p text:style-name="P19"/>
      <text:p text:style-name="P19">side_lib.cpp</text:p>
      <text:p text:style-name="P18"/>
      <text:p text:style-name="P1"><text:span text:style-name="T4">#include </text:span><text:span text:style-name="T6">&lt;iostream&gt;</text:span></text:p>
      <text:p text:style-name="P1"><text:span text:style-name="T4">#include </text:span><text:span text:style-name="T6">&lt;vector&gt;</text:span></text:p>
      <text:p text:style-name="P1"><text:span text:style-name="T4">#include </text:span><text:span text:style-name="T6">&lt;algorithm&gt;</text:span></text:p>
      <text:p text:style-name="P1"><text:span text:style-name="T4">#include </text:span><text:span text:style-name="T6">"Interfaces.hpp"</text:span></text:p>
      <text:p text:style-name="P1"><text:span text:style-name="T4">#include </text:span><text:span text:style-name="T6">"side_lib.hpp"</text:span></text:p>
      <text:p text:style-name="P1"><text:span text:style-name="T4">#include </text:span><text:span text:style-name="T6">"Circle.hpp"</text:span></text:p>
      <text:p text:style-name="P1"><text:span text:style-name="T4">#include </text:span><text:span text:style-name="T6">"Equil_triangle.hpp"</text:span></text:p>
      <text:p text:style-name="P1"><text:soft-page-break/>std<text:span text:style-name="T10">::</text:span>vector <text:span text:style-name="T10">&lt;</text:span>Figure <text:span text:style-name="T10">*&gt; </text:span>shapes<text:span text:style-name="T10">;</text:span></text:p>
      <text:p text:style-name="P1"><text:span text:style-name="T8">int </text:span>order <text:span text:style-name="T10">= </text:span><text:span text:style-name="T18">0</text:span><text:span text:style-name="T10">;</text:span></text:p>
      <text:p text:style-name="P1"><text:span text:style-name="T8">void </text:span>comm_list <text:span text:style-name="T10">() 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=COMMANDS LIST==========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Add new shape - 1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Output all info about shapes - 2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Output overall square of all shapes - 3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Output overall perimeter of all shapes - 4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Output mass center - 5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Output memory usage - 6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Sort shapes - 7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=================================</text:span><text:span text:style-name="T11">\n</text:span><text:span text:style-name="T7">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Shut down - 0</text:span><text:span text:style-name="T11">\n\n</text:span><text:span text:style-name="T7">"</text:span><text:span text:style-name="T11">;</text:span></text:p>
      <text:p text:style-name="P4">}</text:p>
      <text:p text:style-name="P1"><text:span text:style-name="T8">bool </text:span>command_input <text:span text:style-name="T10">() {</text:span></text:p>
      <text:p text:style-name="P2"><text:span text:style-name="T10"><text:s text:c="4"/></text:span><text:span text:style-name="T9">int </text:span><text:span text:style-name="T12">temp_comm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Enter command</text:span><text:span text:style-name="T11">\n</text:span><text:span text:style-name="T7">~&gt; 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temp_comm</text:span><text:span text:style-name="T11">;</text:span></text:p>
      <text:p text:style-name="P2"><text:span text:style-name="T10"><text:s text:c="4"/></text:span><text:span text:style-name="T9">switch </text:span><text:span text:style-name="T11">(</text:span><text:span text:style-name="T12">temp_comm</text:span><text:span text:style-name="T11">) {</text:span></text:p>
      <text:p text:style-name="P2"><text:span text:style-name="T10"><text:s text:c="8"/></text:span><text:span text:style-name="T9">case </text:span><text:span text:style-name="T12">p_exit</text:span><text:span text:style-name="T11">: {</text:span></text:p>
      <text:p text:style-name="P2"><text:span text:style-name="T10"><text:s text:c="12"/></text:span><text:span text:style-name="T9">return true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new_shape</text:span><text:span text:style-name="T11">: {</text:span></text:p>
      <text:p text:style-name="P2"><text:span text:style-name="T10"><text:s text:c="12"/></text:span><text:span text:style-name="T9">int </text:span><text:span text:style-name="T12">shape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=======Choose shape=======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Circle - 0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Equilateral triangle - 1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Cancel - other values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=============================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~&gt; 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in </text:span><text:span text:style-name="T11">&gt;&gt; </text:span><text:span text:style-name="T12">shape</text:span><text:span text:style-name="T11">;</text:span></text:p>
      <text:p text:style-name="P2"><text:span text:style-name="T10"><text:s text:c="12"/></text:span><text:span text:style-name="T9">if </text:span><text:span text:style-name="T11">(</text:span><text:span text:style-name="T12">shape </text:span><text:span text:style-name="T11">== </text:span><text:span text:style-name="T12">circle</text:span><text:span text:style-name="T11">) {</text:span></text:p>
      <text:p text:style-name="P2"><text:span text:style-name="T10"><text:s text:c="16"/></text:span><text:span text:style-name="T12">shapes</text:span><text:span text:style-name="T11">.</text:span><text:span text:style-name="T12">push_back</text:span><text:span text:style-name="T11">(</text:span><text:span text:style-name="T9">new </text:span><text:span text:style-name="T12">Circle</text:span><text:span text:style-name="T11">);</text:span></text:p>
      <text:p text:style-name="P2"><text:span text:style-name="T10"><text:s text:c="12"/></text:span><text:span text:style-name="T11">} </text:span><text:span text:style-name="T9">else if </text:span><text:span text:style-name="T11">(</text:span><text:span text:style-name="T12">shape </text:span><text:span text:style-name="T11">== </text:span><text:span text:style-name="T12">equil_triangle</text:span><text:span text:style-name="T11">) {</text:span></text:p>
      <text:p text:style-name="P2"><text:span text:style-name="T10"><text:s text:c="16"/></text:span><text:span text:style-name="T12">shapes</text:span><text:span text:style-name="T11">.</text:span><text:span text:style-name="T12">push_back</text:span><text:span text:style-name="T11">(</text:span><text:span text:style-name="T9">new </text:span><text:span text:style-name="T12">Equil_triangle</text:span><text:span text:style-name="T11">);</text:span></text:p>
      <text:p text:style-name="P2"><text:span text:style-name="T10"><text:s text:c="12"/></text:span><text:span text:style-name="T11">} </text:span><text:span text:style-name="T9">else </text:span><text:span text:style-name="T11">{</text:span></text:p>
      <text:p text:style-name="P2"><text:span text:style-name="T10"><text:s text:c="16"/></text:span><text:span text:style-name="T9">break</text:span><text:span text:style-name="T11">;</text:span></text:p>
      <text:p text:style-name="P3"><text:s text:c="12"/><text:span text:style-name="T12">}</text:span></text:p>
      <text:p text:style-name="P2"><text:span text:style-name="T10"><text:s text:c="12"/></text:span><text:span text:style-name="T12">shapes</text:span><text:span text:style-name="T11">[</text:span><text:span text:style-name="T12">order</text:span><text:span text:style-name="T11">]-&gt;</text:span><text:span text:style-name="T12">initFromDialog</text:span><text:span text:style-name="T11">();</text:span></text:p>
      <text:p text:style-name="P2"><text:span text:style-name="T10"><text:s text:c="12"/></text:span><text:span text:style-name="T12">order</text:span><text:span text:style-name="T11">++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all_shapes_info</text:span><text:span text:style-name="T11">: {</text:span></text:p>
      <text:p text:style-name="P2"><text:span text:style-name="T10"><text:s text:c="12"/></text:span><text:span text:style-name="T9">for </text:span><text:span text:style-name="T11">(</text:span><text:span text:style-name="T12">Figure </text:span><text:span text:style-name="T11">*</text:span><text:span text:style-name="T12">figure </text:span><text:span text:style-name="T11">: </text:span><text:span text:style-name="T12">shapes</text:span><text:span text:style-name="T11">) {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12">figure </text:span><text:span text:style-name="T11">&lt;&lt; </text:span><text:span text:style-name="T7">": " </text:span><text:span text:style-name="T11">&lt;&lt; </text:span><text:span text:style-name="T12">figure</text:span><text:span text:style-name="T11">-&gt;</text:span><text:span text:style-name="T12">classname</text:span><text:span text:style-name="T11">() 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6"/></text:span><text:span text:style-name="T12">figure</text:span><text:span text:style-name="T11">-&gt;</text:span><text:span text:style-name="T12">draw</text:span><text:span text:style-name="T11">();</text:span></text:p>
      <text:p text:style-name="P2"><text:span text:style-name="T10"><text:s text:c="16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3"><text:s text:c="12"/><text:span text:style-name="T12">}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all_shapes_square</text:span><text:span text:style-name="T11">: {</text:span></text:p>
      <text:p text:style-name="P2"><text:span text:style-name="T10"><text:s text:c="12"/></text:span><text:span text:style-name="T9">double </text:span><text:span text:style-name="T12">total </text:span><text:span text:style-name="T11">= </text:span><text:span text:style-name="T19">0</text:span><text:span text:style-name="T11">;</text:span></text:p>
      <text:p text:style-name="P2"><text:span text:style-name="T10"><text:s text:c="12"/></text:span><text:span text:style-name="T9">for </text:span><text:span text:style-name="T11">(</text:span><text:span text:style-name="T12">Figure </text:span><text:span text:style-name="T11">*</text:span><text:span text:style-name="T12">figure </text:span><text:span text:style-name="T11">: </text:span><text:span text:style-name="T12">shapes</text:span><text:span text:style-name="T11">) {</text:span></text:p>
      <text:p text:style-name="P2"><text:span text:style-name="T10"><text:s text:c="16"/></text:span><text:span text:style-name="T12">total </text:span><text:span text:style-name="T11">+= </text:span><text:span text:style-name="T12">figure</text:span><text:span text:style-name="T11">-&gt;</text:span><text:span text:style-name="T12">square</text:span><text:span text:style-name="T11">();</text:span></text:p>
      <text:p text:style-name="P3"><text:s text:c="12"/><text:span text:style-name="T12">}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Overall square: " </text:span><text:span text:style-name="T11">&lt;&lt; </text:span><text:span text:style-name="T12">total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all_shapes_perimeter</text:span><text:span text:style-name="T11">: {</text:span></text:p>
      <text:p text:style-name="P2"><text:span text:style-name="T10"><text:s text:c="12"/></text:span><text:span text:style-name="T9">double </text:span><text:span text:style-name="T12">total </text:span><text:span text:style-name="T11">= </text:span><text:span text:style-name="T19">0</text:span><text:span text:style-name="T11">;</text:span></text:p>
      <text:p text:style-name="P2"><text:soft-page-break/><text:span text:style-name="T10"><text:s text:c="12"/></text:span><text:span text:style-name="T9">for </text:span><text:span text:style-name="T11">(</text:span><text:span text:style-name="T12">Figure </text:span><text:span text:style-name="T11">*</text:span><text:span text:style-name="T12">figure </text:span><text:span text:style-name="T11">: </text:span><text:span text:style-name="T12">shapes</text:span><text:span text:style-name="T11">) {</text:span></text:p>
      <text:p text:style-name="P2"><text:span text:style-name="T10"><text:s text:c="16"/></text:span><text:span text:style-name="T12">total </text:span><text:span text:style-name="T11">+= </text:span><text:span text:style-name="T12">figure</text:span><text:span text:style-name="T11">-&gt;</text:span><text:span text:style-name="T12">perimeter</text:span><text:span text:style-name="T11">();</text:span></text:p>
      <text:p text:style-name="P3"><text:s text:c="12"/><text:span text:style-name="T12">}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Overall perimeter: " </text:span><text:span text:style-name="T11">&lt;&lt; </text:span><text:span text:style-name="T12">total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mass_center</text:span><text:span text:style-name="T11">: {</text:span></text:p>
      <text:p text:style-name="P2"><text:span text:style-name="T10"><text:s text:c="12"/></text:span><text:span text:style-name="T12">CVector2D mass_center </text:span><text:span text:style-name="T11">= </text:span><text:span text:style-name="T12">CVector2D</text:span><text:span text:style-name="T11">();</text:span></text:p>
      <text:p text:style-name="P2"><text:span text:style-name="T10"><text:s text:c="12"/></text:span><text:span text:style-name="T9">double </text:span><text:span text:style-name="T12">mass_sum </text:span><text:span text:style-name="T11">= </text:span><text:span text:style-name="T19">0</text:span><text:span text:style-name="T11">;</text:span></text:p>
      <text:p text:style-name="P2"><text:span text:style-name="T10"><text:s text:c="12"/></text:span><text:span text:style-name="T9">for </text:span><text:span text:style-name="T11">(</text:span><text:span text:style-name="T12">Figure </text:span><text:span text:style-name="T11">*</text:span><text:span text:style-name="T12">figure </text:span><text:span text:style-name="T11">: </text:span><text:span text:style-name="T12">shapes</text:span><text:span text:style-name="T11">) {</text:span></text:p>
      <text:p text:style-name="P2"><text:span text:style-name="T10"><text:s text:c="16"/></text:span><text:span text:style-name="T12">mass_sum </text:span><text:span text:style-name="T11">+= </text:span><text:span text:style-name="T12">figure</text:span><text:span text:style-name="T11">-&gt;</text:span><text:span text:style-name="T12">mass</text:span><text:span text:style-name="T11">();</text:span></text:p>
      <text:p text:style-name="P2"><text:span text:style-name="T10"><text:s text:c="16"/></text:span><text:span text:style-name="T12">mass_center</text:span><text:span text:style-name="T11">.</text:span><text:span text:style-name="T12">x </text:span><text:span text:style-name="T11">+= </text:span><text:span text:style-name="T12">figure</text:span><text:span text:style-name="T11">-&gt;</text:span><text:span text:style-name="T12">mass</text:span><text:span text:style-name="T11">() * </text:span><text:span text:style-name="T12">figure</text:span><text:span text:style-name="T11">-&gt;</text:span><text:span text:style-name="T12">position</text:span><text:span text:style-name="T11">().</text:span><text:span text:style-name="T12">x</text:span><text:span text:style-name="T11">;</text:span></text:p>
      <text:p text:style-name="P2"><text:span text:style-name="T10"><text:s text:c="16"/></text:span><text:span text:style-name="T12">mass_center</text:span><text:span text:style-name="T11">.</text:span><text:span text:style-name="T12">y </text:span><text:span text:style-name="T11">+= </text:span><text:span text:style-name="T12">figure</text:span><text:span text:style-name="T11">-&gt;</text:span><text:span text:style-name="T12">mass</text:span><text:span text:style-name="T11">() * </text:span><text:span text:style-name="T12">figure</text:span><text:span text:style-name="T11">-&gt;</text:span><text:span text:style-name="T12">position</text:span><text:span text:style-name="T11">().</text:span><text:span text:style-name="T12">y</text:span><text:span text:style-name="T11">;</text:span></text:p>
      <text:p text:style-name="P3"><text:s text:c="12"/><text:span text:style-name="T12">}</text:span></text:p>
      <text:p text:style-name="P2"><text:span text:style-name="T10"><text:s text:c="12"/></text:span><text:span text:style-name="T12">mass_center</text:span><text:span text:style-name="T11">.</text:span><text:span text:style-name="T12">x </text:span><text:span text:style-name="T11">/= </text:span><text:span text:style-name="T12">mass_sum</text:span><text:span text:style-name="T11">;</text:span></text:p>
      <text:p text:style-name="P2"><text:span text:style-name="T10"><text:s text:c="12"/></text:span><text:span text:style-name="T12">mass_center</text:span><text:span text:style-name="T11">.</text:span><text:span text:style-name="T12">y </text:span><text:span text:style-name="T11">/= </text:span><text:span text:style-name="T12">mass_sum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Mass center: {" </text:span><text:span text:style-name="T11">&lt;&lt; </text:span><text:span text:style-name="T12">mass_center</text:span><text:span text:style-name="T11">.</text:span><text:span text:style-name="T12">x </text:span><text:span text:style-name="T11">&lt;&lt; </text:span><text:span text:style-name="T7">", " </text:span><text:span text:style-name="T11">&lt;&lt; </text:span><text:span text:style-name="T12">mass_center</text:span><text:span text:style-name="T11">.</text:span><text:span text:style-name="T12">y </text:span><text:span text:style-name="T11">&lt;&lt; </text:span><text:span text:style-name="T7">"}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memory_size</text:span><text:span text:style-name="T11">: {</text:span></text:p>
      <text:p text:style-name="P2"><text:span text:style-name="T10"><text:s text:c="12"/></text:span><text:span text:style-name="T9">unsigned int </text:span><text:span text:style-name="T12">mem_size </text:span><text:span text:style-name="T11">= </text:span><text:span text:style-name="T19">0</text:span><text:span text:style-name="T11">;</text:span></text:p>
      <text:p text:style-name="P2"><text:span text:style-name="T10"><text:s text:c="12"/></text:span><text:span text:style-name="T9">for </text:span><text:span text:style-name="T11">(</text:span><text:span text:style-name="T12">Figure </text:span><text:span text:style-name="T11">*</text:span><text:span text:style-name="T12">figure </text:span><text:span text:style-name="T11">: </text:span><text:span text:style-name="T12">shapes</text:span><text:span text:style-name="T11">) {</text:span></text:p>
      <text:p text:style-name="P2"><text:span text:style-name="T10"><text:s text:c="16"/></text:span><text:span text:style-name="T12">mem_size </text:span><text:span text:style-name="T11">+= </text:span><text:span text:style-name="T12">figure</text:span><text:span text:style-name="T11">-&gt;</text:span><text:span text:style-name="T12">size</text:span><text:span text:style-name="T11">();</text:span></text:p>
      <text:p text:style-name="P3"><text:s text:c="12"/><text:span text:style-name="T12">}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Memory usage: " </text:span><text:span text:style-name="T11">&lt;&lt; </text:span><text:span text:style-name="T12">mem_size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mass_sort</text:span><text:span text:style-name="T11">: {</text:span></text:p>
      <text:p text:style-name="P2"><text:span text:style-name="T10"><text:s text:c="12"/></text:span><text:span text:style-name="T12">std</text:span><text:span text:style-name="T11">::</text:span><text:span text:style-name="T12">sort</text:span><text:span text:style-name="T11">(</text:span><text:span text:style-name="T12">shapes</text:span><text:span text:style-name="T11">.</text:span><text:span text:style-name="T12">begin</text:span><text:span text:style-name="T11">(), </text:span><text:span text:style-name="T12">shapes</text:span><text:span text:style-name="T11">.</text:span><text:span text:style-name="T12">end</text:span><text:span text:style-name="T11">(), [](</text:span><text:span text:style-name="T12">Figure </text:span><text:span text:style-name="T11">*</text:span><text:span text:style-name="T12">a</text:span><text:span text:style-name="T11">, </text:span><text:span text:style-name="T12">Figure </text:span><text:span text:style-name="T11">*</text:span><text:span text:style-name="T12">b</text:span><text:span text:style-name="T11">) { </text:span><text:span text:style-name="T9">return </text:span><text:span text:style-name="T12">a</text:span><text:span text:style-name="T11">-&gt;</text:span><text:span text:style-name="T12">mass</text:span><text:span text:style-name="T11">() &lt; </text:span><text:span text:style-name="T12">b</text:span><text:span text:style-name="T11">-&gt;</text:span><text:span text:style-name="T12">mass</text:span><text:span text:style-name="T11">(); })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=======Shapes sorted=======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case </text:span><text:span text:style-name="T12">command_list</text:span><text:span text:style-name="T11">: {</text:span></text:p>
      <text:p text:style-name="P2"><text:span text:style-name="T10"><text:s text:c="12"/></text:span><text:span text:style-name="T12">comm_list</text:span><text:span text:style-name="T11">();</text:span></text:p>
      <text:p text:style-name="P2"><text:span text:style-name="T10"><text:s text:c="12"/></text:span><text:span text:style-name="T9">break</text:span><text:span text:style-name="T11">;</text:span></text:p>
      <text:p text:style-name="P2"><text:span text:style-name="T10"><text:s text:c="8"/></text:span><text:span text:style-name="T11">} </text:span><text:span text:style-name="T9">default</text:span><text:span text:style-name="T11">: {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"=========Undefined command=========</text:span><text:span text:style-name="T11">\n</text:span><text:span text:style-name="T7">"</text:span><text:span text:style-name="T11">;</text:span></text:p>
      <text:p text:style-name="P2"><text:span text:style-name="T10"><text:s text:c="12"/></text:span><text:span text:style-name="T12">std</text:span><text:span text:style-name="T11">::</text:span><text:span text:style-name="T12">cout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3"><text:s text:c="8"/><text:span text:style-name="T12">}</text:span></text:p>
      <text:p text:style-name="P3"><text:s text:c="4"/><text:span text:style-name="T12">}</text:span></text:p>
      <text:p text:style-name="P2"><text:span text:style-name="T10"><text:s text:c="4"/></text:span><text:span text:style-name="T9">return false</text:span><text:span text:style-name="T11">;</text:span></text:p>
      <text:p text:style-name="P6">}</text:p>
      <text:p text:style-name="P19">side_lib.hpp</text:p>
      <text:p text:style-name="P9"/>
      <text:p text:style-name="P1"><text:span text:style-name="T4">#pragma </text:span>once</text:p>
      <text:p text:style-name="P1"><text:span text:style-name="T8">void </text:span>comm_list <text:span text:style-name="T10">();</text:span></text:p>
      <text:p text:style-name="P1"><text:span text:style-name="T8">bool </text:span>command_input <text:span text:style-name="T10">();</text:span></text:p>
      <text:p text:style-name="P1"><text:span text:style-name="T8">enum </text:span>command <text:span text:style-name="T10">{</text:span></text:p>
      <text:p text:style-name="P2"><text:span text:style-name="T10"><text:s text:c="4"/></text:span><text:span text:style-name="T12">p_exit</text:span><text:span text:style-name="T11">,</text:span></text:p>
      <text:p text:style-name="P2"><text:span text:style-name="T10"><text:s text:c="4"/></text:span><text:span text:style-name="T12">new_shape</text:span><text:span text:style-name="T11">,</text:span></text:p>
      <text:p text:style-name="P2"><text:span text:style-name="T10"><text:s text:c="4"/></text:span><text:span text:style-name="T12">all_shapes_info</text:span><text:span text:style-name="T11">,</text:span></text:p>
      <text:p text:style-name="P2"><text:span text:style-name="T10"><text:s text:c="4"/></text:span><text:span text:style-name="T12">all_shapes_square</text:span><text:span text:style-name="T11">,</text:span></text:p>
      <text:p text:style-name="P2"><text:span text:style-name="T10"><text:s text:c="4"/></text:span><text:span text:style-name="T12">all_shapes_perimeter</text:span><text:span text:style-name="T11">,</text:span></text:p>
      <text:p text:style-name="P2"><text:span text:style-name="T10"><text:s text:c="4"/></text:span><text:span text:style-name="T12">mass_center</text:span><text:span text:style-name="T11">,</text:span></text:p>
      <text:p text:style-name="P2"><text:span text:style-name="T10"><text:s text:c="4"/></text:span><text:span text:style-name="T12">memory_size</text:span><text:span text:style-name="T11">,</text:span></text:p>
      <text:p text:style-name="P2"><text:span text:style-name="T10"><text:s text:c="4"/></text:span><text:span text:style-name="T12">mass_sort</text:span><text:span text:style-name="T11">,</text:span></text:p>
      <text:p text:style-name="P2"><text:soft-page-break/><text:span text:style-name="T10"><text:s text:c="4"/></text:span><text:span text:style-name="T12">command_list</text:span><text:span text:style-name="T11">,</text:span></text:p>
      <text:p text:style-name="P4">};</text:p>
      <text:p text:style-name="P1"><text:span text:style-name="T8">enum </text:span>Shape <text:span text:style-name="T10">{</text:span></text:p>
      <text:p text:style-name="P2"><text:span text:style-name="T10"><text:s text:c="4"/></text:span><text:span text:style-name="T12">circle</text:span><text:span text:style-name="T11">,</text:span></text:p>
      <text:p text:style-name="P2"><text:span text:style-name="T10"><text:s text:c="4"/></text:span><text:span text:style-name="T12">equil_triangle</text:span><text:span text:style-name="T11">,</text:span></text:p>
      <text:p text:style-name="P6">};</text:p>
      <text:p text:style-name="P19">Circle.cpp</text:p>
      <text:p text:style-name="P9"/>
      <text:p text:style-name="P1"><text:span text:style-name="T4">#define </text:span><text:span text:style-name="T17">_USE_MATH_DEFINES</text:span></text:p>
      <text:p text:style-name="P1"><text:span text:style-name="T4">#include </text:span><text:span text:style-name="T6">&lt;cmath&gt;</text:span></text:p>
      <text:p text:style-name="P1"><text:span text:style-name="T4">#include </text:span><text:span text:style-name="T6">&lt;iostream&gt;</text:span></text:p>
      <text:p text:style-name="P1"><text:span text:style-name="T4">#include </text:span><text:span text:style-name="T6">"Circle.hpp"</text:span></text:p>
      <text:p text:style-name="P1">Circle<text:span text:style-name="T10">::</text:span>Circle<text:span text:style-name="T10">() : </text:span>radius<text:span text:style-name="T10">(</text:span><text:span text:style-name="T18">0</text:span><text:span text:style-name="T10">), </text:span>weight<text:span text:style-name="T10">(</text:span><text:span text:style-name="T18">0</text:span><text:span text:style-name="T10">) {}</text:span></text:p>
      <text:p text:style-name="P1"><text:span text:style-name="T8">void </text:span>Circle<text:span text:style-name="T10">::</text:span>initFromDialog<text:span text:style-name="T10">()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Enter coordinates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~&gt;x: 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place</text:span><text:span text:style-name="T11">.</text:span><text:span text:style-name="T12">x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~&gt;y: 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place</text:span><text:span text:style-name="T11">.</text:span><text:span text:style-name="T12">y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Enter radius: </text:span><text:span text:style-name="T11">\n</text:span><text:span text:style-name="T7">~&gt; 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radius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Enter mass: </text:span><text:span text:style-name="T11">\n</text:span><text:span text:style-name="T7">~&gt; 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in </text:span><text:span text:style-name="T11">&gt;&gt; </text:span><text:span text:style-name="T12">weight</text:span><text:span text:style-name="T11">;</text:span></text:p>
      <text:p text:style-name="P4">}</text:p>
      <text:p text:style-name="P1"><text:span text:style-name="T8">double </text:span>Circle<text:span text:style-name="T10">::</text:span>square<text:span text:style-name="T10">() {</text:span></text:p>
      <text:p text:style-name="P2"><text:span text:style-name="T10"><text:s text:c="4"/></text:span><text:span text:style-name="T9">return </text:span><text:span text:style-name="T16">M_PI </text:span><text:span text:style-name="T11">* </text:span><text:span text:style-name="T12">pow</text:span><text:span text:style-name="T11">(</text:span><text:span text:style-name="T12">radius</text:span><text:span text:style-name="T11">, </text:span><text:span text:style-name="T19">2</text:span><text:span text:style-name="T11">);</text:span></text:p>
      <text:p text:style-name="P4">}</text:p>
      <text:p text:style-name="P1"><text:span text:style-name="T8">double </text:span>Circle<text:span text:style-name="T10">::</text:span>perimeter<text:span text:style-name="T10">() {</text:span></text:p>
      <text:p text:style-name="P2"><text:span text:style-name="T10"><text:s text:c="4"/></text:span><text:span text:style-name="T9">return </text:span><text:span text:style-name="T19">2 </text:span><text:span text:style-name="T11">* </text:span><text:span text:style-name="T16">M_PI </text:span><text:span text:style-name="T11">* </text:span><text:span text:style-name="T12">radius</text:span><text:span text:style-name="T11">;</text:span></text:p>
      <text:p text:style-name="P4">}</text:p>
      <text:p text:style-name="P1"><text:span text:style-name="T8">double </text:span>Circle<text:span text:style-name="T10">::</text:span>mass<text:span text:style-name="T10">() </text:span><text:span text:style-name="T8">const </text:span><text:span text:style-name="T10">{</text:span></text:p>
      <text:p text:style-name="P2"><text:span text:style-name="T10"><text:s text:c="4"/></text:span><text:span text:style-name="T9">return </text:span><text:span text:style-name="T12">weight</text:span><text:span text:style-name="T11">;</text:span></text:p>
      <text:p text:style-name="P4">}</text:p>
      <text:p text:style-name="P1">CVector2D Circle<text:span text:style-name="T10">::</text:span>position<text:span text:style-name="T10">() {</text:span></text:p>
      <text:p text:style-name="P2"><text:span text:style-name="T10"><text:s text:c="4"/></text:span><text:span text:style-name="T9">return </text:span><text:span text:style-name="T12">place</text:span><text:span text:style-name="T11">;</text:span></text:p>
      <text:p text:style-name="P4">}</text:p>
      <text:p text:style-name="P1"><text:span text:style-name="T8">bool </text:span>Circle<text:span text:style-name="T10">::</text:span><text:span text:style-name="T8">operator</text:span><text:span text:style-name="T10">== (</text:span><text:span text:style-name="T8">const </text:span>IPhysObject <text:span text:style-name="T10">&amp; </text:span>circle<text:span text:style-name="T10">) </text:span><text:span text:style-name="T8">const </text:span><text:span text:style-name="T10">{</text:span></text:p>
      <text:p text:style-name="P2"><text:span text:style-name="T10"><text:s text:c="4"/></text:span><text:span text:style-name="T9">return </text:span><text:span text:style-name="T12">mass</text:span><text:span text:style-name="T11">() == </text:span><text:span text:style-name="T12">circle</text:span><text:span text:style-name="T11">.</text:span><text:span text:style-name="T12">mass</text:span><text:span text:style-name="T11">();</text:span></text:p>
      <text:p text:style-name="P4">}</text:p>
      <text:p text:style-name="P1"><text:span text:style-name="T8">bool </text:span>Circle<text:span text:style-name="T10">::</text:span><text:span text:style-name="T8">operator</text:span><text:span text:style-name="T10">&lt; (</text:span><text:span text:style-name="T8">const </text:span>IPhysObject <text:span text:style-name="T10">&amp; </text:span>circle<text:span text:style-name="T10">) </text:span><text:span text:style-name="T8">const </text:span><text:span text:style-name="T10">{</text:span></text:p>
      <text:p text:style-name="P2"><text:span text:style-name="T10"><text:s text:c="4"/></text:span><text:span text:style-name="T9">return </text:span><text:span text:style-name="T12">mass</text:span><text:span text:style-name="T11">() &lt; </text:span><text:span text:style-name="T12">circle</text:span><text:span text:style-name="T11">.</text:span><text:span text:style-name="T12">mass</text:span><text:span text:style-name="T11">();</text:span></text:p>
      <text:p text:style-name="P4">}</text:p>
      <text:p text:style-name="P1"><text:span text:style-name="T8">void </text:span>Circle<text:span text:style-name="T10">::</text:span>draw<text:span text:style-name="T10">() {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Square: " </text:span><text:span text:style-name="T11">&lt;&lt; </text:span><text:span text:style-name="T12">square</text:span><text:span text:style-name="T11">() 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Perimeter: " </text:span><text:span text:style-name="T11">&lt;&lt; </text:span><text:span text:style-name="T12">perimeter</text:span><text:span text:style-name="T11">() 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Circle mass: " </text:span><text:span text:style-name="T11">&lt;&lt; </text:span><text:span text:style-name="T12">mass</text:span><text:span text:style-name="T11">() 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Mass center: "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cout </text:span><text:span text:style-name="T11">&lt;&lt; </text:span><text:span text:style-name="T7">"{" </text:span><text:span text:style-name="T11">&lt;&lt; </text:span><text:span text:style-name="T12">position</text:span><text:span text:style-name="T11">().</text:span><text:span text:style-name="T12">x <text:s/></text:span><text:span text:style-name="T11">&lt;&lt; </text:span><text:span text:style-name="T7">", " </text:span><text:span text:style-name="T11">&lt;&lt; </text:span><text:span text:style-name="T12">position</text:span><text:span text:style-name="T11">().</text:span><text:span text:style-name="T12">y </text:span><text:span text:style-name="T11">&lt;&lt; </text:span><text:span text:style-name="T7">"}</text:span><text:span text:style-name="T11">\n</text:span><text:span text:style-name="T7">"</text:span><text:span text:style-name="T11">;</text:span></text:p>
      <text:p text:style-name="P4">}</text:p>
      <text:p text:style-name="P1">std<text:span text:style-name="T10">::</text:span>string Circle<text:span text:style-name="T10">::</text:span>classname<text:span text:style-name="T10">() {</text:span></text:p>
      <text:p text:style-name="P2"><text:span text:style-name="T10"><text:s text:c="4"/></text:span><text:span text:style-name="T9">return </text:span><text:span text:style-name="T12">name</text:span><text:span text:style-name="T11">;</text:span></text:p>
      <text:p text:style-name="P4">}</text:p>
      <text:p text:style-name="P1"><text:span text:style-name="T8">unsigned int </text:span>Circle<text:span text:style-name="T10">::</text:span>size<text:span text:style-name="T10">() {</text:span></text:p>
      <text:p text:style-name="P2"><text:span text:style-name="T10"><text:s text:c="4"/></text:span><text:span text:style-name="T9">return sizeof</text:span><text:span text:style-name="T11">(*</text:span><text:span text:style-name="T9">this</text:span><text:span text:style-name="T11">);</text:span></text:p>
      <text:p text:style-name="P6">}</text:p>
      <text:p text:style-name="P19">Circle.hpp</text:p>
      <text:p text:style-name="P9"/>
      <text:p text:style-name="P1"><text:span text:style-name="T4">#pragma </text:span>once</text:p>
      <text:p text:style-name="P1"><text:soft-page-break/><text:span text:style-name="T4">#include </text:span><text:span text:style-name="T6">"Interfaces.hpp"</text:span></text:p>
      <text:p text:style-name="P1"><text:span text:style-name="T8">class </text:span>Circle <text:span text:style-name="T10">: </text:span><text:span text:style-name="T8">public </text:span>Figure <text:span text:style-name="T10">{</text:span></text:p>
      <text:p text:style-name="P2"><text:span text:style-name="T10"><text:s text:c="4"/></text:span><text:span text:style-name="T12">CVector2D place</text:span><text:span text:style-name="T11">;</text:span></text:p>
      <text:p text:style-name="P2"><text:span text:style-name="T10"><text:s text:c="4"/></text:span><text:span text:style-name="T9">double </text:span><text:span text:style-name="T12">radius</text:span><text:span text:style-name="T11">;</text:span></text:p>
      <text:p text:style-name="P2"><text:span text:style-name="T10"><text:s text:c="4"/></text:span><text:span text:style-name="T9">double </text:span><text:span text:style-name="T12">weight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string name </text:span><text:span text:style-name="T11">= </text:span><text:span text:style-name="T7">"Circle"</text:span><text:span text:style-name="T11">;</text:span></text:p>
      <text:p text:style-name="P1"><text:span text:style-name="T8">public</text:span><text:span text:style-name="T10">:</text:span></text:p>
      <text:p text:style-name="P2"><text:span text:style-name="T10"><text:s text:c="4"/></text:span><text:span text:style-name="T12">Circle</text:span><text:span text:style-name="T11">();</text:span></text:p>
      <text:p text:style-name="P2"><text:span text:style-name="T10"><text:s text:c="4"/></text:span><text:span text:style-name="T11">~</text:span><text:span text:style-name="T12">Circle</text:span><text:span text:style-name="T11">() = </text:span><text:span text:style-name="T9">default</text:span><text:span text:style-name="T11">;</text:span></text:p>
      <text:p text:style-name="P2"><text:span text:style-name="T10"><text:s text:c="4"/></text:span><text:span text:style-name="T9">void </text:span><text:span text:style-name="T12">initFromDialog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double </text:span><text:span text:style-name="T12">square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double </text:span><text:span text:style-name="T12">perimeter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double </text:span><text:span text:style-name="T12">mass</text:span><text:span text:style-name="T11">() </text:span><text:span text:style-name="T9">const override</text:span><text:span text:style-name="T11">;</text:span></text:p>
      <text:p text:style-name="P2"><text:span text:style-name="T10"><text:s text:c="4"/></text:span><text:span text:style-name="T12">CVector2D position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bool operator</text:span><text:span text:style-name="T11">&lt; (</text:span><text:span text:style-name="T9">const </text:span><text:span text:style-name="T12">IPhysObject </text:span><text:span text:style-name="T11">&amp;) </text:span><text:span text:style-name="T9">const override</text:span><text:span text:style-name="T11">;</text:span></text:p>
      <text:p text:style-name="P2"><text:span text:style-name="T10"><text:s text:c="4"/></text:span><text:span text:style-name="T9">bool operator</text:span><text:span text:style-name="T11">== (</text:span><text:span text:style-name="T9">const </text:span><text:span text:style-name="T12">IPhysObject </text:span><text:span text:style-name="T11">&amp;) </text:span><text:span text:style-name="T9">const override</text:span><text:span text:style-name="T11">;</text:span></text:p>
      <text:p text:style-name="P2"><text:span text:style-name="T10"><text:s text:c="4"/></text:span><text:span text:style-name="T9">unsigned int </text:span><text:span text:style-name="T12">size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void </text:span><text:span text:style-name="T12">draw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string classname</text:span><text:span text:style-name="T11">() </text:span><text:span text:style-name="T9">override</text:span><text:span text:style-name="T11">;</text:span></text:p>
      <text:p text:style-name="P6">};</text:p>
      <text:p text:style-name="P19">Equil_triangle.cpp</text:p>
      <text:p text:style-name="P9"/>
      <text:p text:style-name="P1"><text:span text:style-name="T4">#include </text:span><text:span text:style-name="T6">&lt;iostream&gt;</text:span></text:p>
      <text:p text:style-name="P1"><text:span text:style-name="T4">#include </text:span><text:span text:style-name="T6">&lt;cmath&gt;</text:span></text:p>
      <text:p text:style-name="P1"><text:span text:style-name="T4">#include </text:span><text:span text:style-name="T6">"Equil_triangle.hpp"</text:span></text:p>
      <text:p text:style-name="P1"><text:span text:style-name="T14">Equil_triangle</text:span><text:span text:style-name="T10">::</text:span><text:span text:style-name="T4">Equil_triangle</text:span><text:span text:style-name="T10">() : </text:span><text:span text:style-name="T20">side_size</text:span><text:span text:style-name="T10">(</text:span><text:span text:style-name="T18">0</text:span><text:span text:style-name="T10">), </text:span><text:span text:style-name="T20">weight</text:span><text:span text:style-name="T10">(</text:span><text:span text:style-name="T18">0</text:span><text:span text:style-name="T10">) {}</text:span></text:p>
      <text:p text:style-name="P1"><text:span text:style-name="T8">void </text:span><text:span text:style-name="T14">Equil_triangle</text:span><text:span text:style-name="T10">::</text:span><text:span text:style-name="T4">initFromDialog</text:span><text:span text:style-name="T10">(){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Enter coordinates" </text:span><text:span text:style-name="T11">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~&gt;x: "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in </text:span><text:span text:style-name="T11">&gt;&gt; </text:span><text:span text:style-name="T21">place</text:span><text:span text:style-name="T11">.</text:span><text:span text:style-name="T21">x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~&gt;y: "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in </text:span><text:span text:style-name="T11">&gt;&gt; </text:span><text:span text:style-name="T21">place</text:span><text:span text:style-name="T11">.</text:span><text:span text:style-name="T21">y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Enter side length: </text:span><text:span text:style-name="T11">\n</text:span><text:span text:style-name="T7">~&gt; "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in </text:span><text:span text:style-name="T11">&gt;&gt; </text:span><text:span text:style-name="T21">side_size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Enter mass: </text:span><text:span text:style-name="T11">\n</text:span><text:span text:style-name="T7">~&gt; "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in </text:span><text:span text:style-name="T11">&gt;&gt; </text:span><text:span text:style-name="T21">weight</text:span><text:span text:style-name="T11">;</text:span></text:p>
      <text:p text:style-name="P4">}</text:p>
      <text:p text:style-name="P1"><text:span text:style-name="T8">double </text:span><text:span text:style-name="T14">Equil_triangle</text:span><text:span text:style-name="T10">::</text:span><text:span text:style-name="T4">square</text:span><text:span text:style-name="T10">() {</text:span></text:p>
      <text:p text:style-name="P2"><text:span text:style-name="T10"><text:s text:c="4"/></text:span><text:span text:style-name="T9">return </text:span><text:span text:style-name="T5">sqrt</text:span><text:span text:style-name="T11">(</text:span><text:span text:style-name="T19">3</text:span><text:span text:style-name="T11">) * </text:span><text:span text:style-name="T5">pow</text:span><text:span text:style-name="T11">(</text:span><text:span text:style-name="T21">side_size</text:span><text:span text:style-name="T11">, </text:span><text:span text:style-name="T19">2</text:span><text:span text:style-name="T11">) / </text:span><text:span text:style-name="T19">4</text:span><text:span text:style-name="T11">;</text:span></text:p>
      <text:p text:style-name="P4">}</text:p>
      <text:p text:style-name="P1"><text:span text:style-name="T8">double </text:span><text:span text:style-name="T14">Equil_triangle</text:span><text:span text:style-name="T10">::</text:span><text:span text:style-name="T4">perimeter</text:span><text:span text:style-name="T10">() {</text:span></text:p>
      <text:p text:style-name="P2"><text:span text:style-name="T10"><text:s text:c="4"/></text:span><text:span text:style-name="T9">return </text:span><text:span text:style-name="T19">3 </text:span><text:span text:style-name="T11">* </text:span><text:span text:style-name="T21">side_size</text:span><text:span text:style-name="T11">;</text:span></text:p>
      <text:p text:style-name="P4">}</text:p>
      <text:p text:style-name="P1"><text:span text:style-name="T8">double </text:span><text:span text:style-name="T14">Equil_triangle</text:span><text:span text:style-name="T10">::</text:span><text:span text:style-name="T4">mass</text:span><text:span text:style-name="T10">() </text:span><text:span text:style-name="T8">const </text:span><text:span text:style-name="T10">{</text:span></text:p>
      <text:p text:style-name="P2"><text:span text:style-name="T10"><text:s text:c="4"/></text:span><text:span text:style-name="T9">return </text:span><text:span text:style-name="T21">weight</text:span><text:span text:style-name="T11">;</text:span></text:p>
      <text:p text:style-name="P4">}</text:p>
      <text:p text:style-name="P1"><text:span text:style-name="T14">CVector2D Equil_triangle</text:span><text:span text:style-name="T10">::</text:span><text:span text:style-name="T4">position</text:span><text:span text:style-name="T10">() {</text:span></text:p>
      <text:p text:style-name="P2"><text:span text:style-name="T10"><text:s text:c="4"/></text:span><text:span text:style-name="T9">return </text:span><text:span text:style-name="T21">place</text:span><text:span text:style-name="T11">;</text:span></text:p>
      <text:p text:style-name="P4">}</text:p>
      <text:p text:style-name="P1"><text:span text:style-name="T8">bool </text:span><text:span text:style-name="T14">Equil_triangle</text:span><text:span text:style-name="T10">::</text:span><text:span text:style-name="T8">operator</text:span><text:span text:style-name="T10">== (</text:span><text:span text:style-name="T8">const </text:span><text:span text:style-name="T14">IPhysObject </text:span><text:span text:style-name="T10">&amp; </text:span><text:span text:style-name="T18">circle</text:span><text:span text:style-name="T10">) </text:span><text:span text:style-name="T8">const </text:span><text:span text:style-name="T10">{</text:span></text:p>
      <text:p text:style-name="P2"><text:span text:style-name="T10"><text:s text:c="4"/></text:span><text:span text:style-name="T9">return </text:span><text:span text:style-name="T5">mass</text:span><text:span text:style-name="T11">() == </text:span><text:span text:style-name="T19">circle</text:span><text:span text:style-name="T11">.</text:span><text:span text:style-name="T5">mass</text:span><text:span text:style-name="T11">();</text:span></text:p>
      <text:p text:style-name="P4">}</text:p>
      <text:p text:style-name="P1"><text:span text:style-name="T8">bool </text:span><text:span text:style-name="T14">Equil_triangle</text:span><text:span text:style-name="T10">::</text:span><text:span text:style-name="T8">operator</text:span><text:span text:style-name="T10">&lt; (</text:span><text:span text:style-name="T8">const </text:span><text:span text:style-name="T14">IPhysObject </text:span><text:span text:style-name="T10">&amp; </text:span><text:span text:style-name="T18">circle</text:span><text:span text:style-name="T10">) </text:span><text:span text:style-name="T8">const </text:span><text:span text:style-name="T10">{</text:span></text:p>
      <text:p text:style-name="P2"><text:span text:style-name="T10"><text:s text:c="4"/></text:span><text:span text:style-name="T9">return </text:span><text:span text:style-name="T5">mass</text:span><text:span text:style-name="T11">() &lt; </text:span><text:span text:style-name="T19">circle</text:span><text:span text:style-name="T11">.</text:span><text:span text:style-name="T5">mass</text:span><text:span text:style-name="T11">();</text:span></text:p>
      <text:p text:style-name="P4">}</text:p>
      <text:p text:style-name="P1"><text:span text:style-name="T8">void </text:span><text:span text:style-name="T14">Equil_triangle</text:span><text:span text:style-name="T10">::</text:span><text:span text:style-name="T4">draw</text:span><text:span text:style-name="T10">() {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Square: " </text:span><text:span text:style-name="T11">&lt;&lt; </text:span><text:span text:style-name="T5">square</text:span><text:span text:style-name="T11">() 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Perimeter: " </text:span><text:span text:style-name="T11">&lt;&lt; </text:span><text:span text:style-name="T5">perimeter</text:span><text:span text:style-name="T11">() &lt;&lt; </text:span><text:span text:style-name="T7">'</text:span><text:span text:style-name="T11">\n</text:span><text:span text:style-name="T7">'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Equilateral triangle mass: " </text:span><text:span text:style-name="T11">&lt;&lt; </text:span><text:span text:style-name="T5">mass</text:span><text:span text:style-name="T11">() &lt;&lt; </text:span><text:span text:style-name="T7">'</text:span><text:span text:style-name="T11">\n</text:span><text:span text:style-name="T7">'</text:span><text:span text:style-name="T11">;</text:span></text:p>
      <text:p text:style-name="P2"><text:soft-page-break/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Mass center: "</text:span><text:span text:style-name="T11">;</text:span></text:p>
      <text:p text:style-name="P2"><text:span text:style-name="T10"><text:s text:c="4"/></text:span><text:span text:style-name="T15">std</text:span><text:span text:style-name="T11">::</text:span><text:span text:style-name="T13">cout </text:span><text:span text:style-name="T11">&lt;&lt; </text:span><text:span text:style-name="T7">"{" </text:span><text:span text:style-name="T11">&lt;&lt; </text:span><text:span text:style-name="T5">position</text:span><text:span text:style-name="T11">().</text:span><text:span text:style-name="T21">x <text:s/></text:span><text:span text:style-name="T11">&lt;&lt; </text:span><text:span text:style-name="T7">", " </text:span><text:span text:style-name="T11">&lt;&lt; </text:span><text:span text:style-name="T5">position</text:span><text:span text:style-name="T11">().</text:span><text:span text:style-name="T21">y </text:span><text:span text:style-name="T11">&lt;&lt; </text:span><text:span text:style-name="T7">"}</text:span><text:span text:style-name="T11">\n</text:span><text:span text:style-name="T7">"</text:span><text:span text:style-name="T11">;</text:span></text:p>
      <text:p text:style-name="P4">}</text:p>
      <text:p text:style-name="P1"><text:span text:style-name="T14">std</text:span><text:span text:style-name="T10">::</text:span><text:span text:style-name="T6">string </text:span><text:span text:style-name="T14">Equil_triangle</text:span><text:span text:style-name="T10">::</text:span><text:span text:style-name="T4">classname</text:span><text:span text:style-name="T10">() {</text:span></text:p>
      <text:p text:style-name="P2"><text:span text:style-name="T10"><text:s text:c="4"/></text:span><text:span text:style-name="T9">return </text:span><text:span text:style-name="T21">name</text:span><text:span text:style-name="T11">;</text:span></text:p>
      <text:p text:style-name="P4">}</text:p>
      <text:p text:style-name="P1"><text:span text:style-name="T8">unsigned int </text:span><text:span text:style-name="T14">Equil_triangle</text:span><text:span text:style-name="T10">::</text:span><text:span text:style-name="T4">size</text:span><text:span text:style-name="T10">() {</text:span></text:p>
      <text:p text:style-name="P2"><text:span text:style-name="T10"><text:s text:c="4"/></text:span><text:span text:style-name="T9">return sizeof</text:span><text:span text:style-name="T11">(*</text:span><text:span text:style-name="T22">this</text:span><text:span text:style-name="T11">);</text:span></text:p>
      <text:p text:style-name="P6">}</text:p>
      <text:p text:style-name="P19">Equil_triangle.hpp</text:p>
      <text:p text:style-name="P9"/>
      <text:p text:style-name="P1"><text:span text:style-name="T4">#pragma </text:span>once</text:p>
      <text:p text:style-name="P1"><text:span text:style-name="T4">#include </text:span><text:span text:style-name="T6">"Interfaces.hpp"</text:span></text:p>
      <text:p text:style-name="P1"><text:span text:style-name="T8">class </text:span>Equil_triangle <text:span text:style-name="T10">: </text:span><text:span text:style-name="T8">public </text:span>Figure <text:span text:style-name="T10">{</text:span></text:p>
      <text:p text:style-name="P2"><text:span text:style-name="T10"><text:s text:c="4"/></text:span><text:span text:style-name="T12">CVector2D place</text:span><text:span text:style-name="T11">;</text:span></text:p>
      <text:p text:style-name="P2"><text:span text:style-name="T10"><text:s text:c="4"/></text:span><text:span text:style-name="T9">double </text:span><text:span text:style-name="T12">side_size</text:span><text:span text:style-name="T11">;</text:span></text:p>
      <text:p text:style-name="P2"><text:span text:style-name="T10"><text:s text:c="4"/></text:span><text:span text:style-name="T9">double </text:span><text:span text:style-name="T12">weight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string name </text:span><text:span text:style-name="T11">= </text:span><text:span text:style-name="T7">"Equil_triangle"</text:span><text:span text:style-name="T11">;</text:span></text:p>
      <text:p text:style-name="P1"><text:span text:style-name="T8">public</text:span><text:span text:style-name="T10">:</text:span></text:p>
      <text:p text:style-name="P2"><text:span text:style-name="T10"><text:s text:c="4"/></text:span><text:span text:style-name="T12">Equil_triangle</text:span><text:span text:style-name="T11">();</text:span></text:p>
      <text:p text:style-name="P2"><text:span text:style-name="T10"><text:s text:c="4"/></text:span><text:span text:style-name="T11">~</text:span><text:span text:style-name="T12">Equil_triangle</text:span><text:span text:style-name="T11">() = </text:span><text:span text:style-name="T9">default</text:span><text:span text:style-name="T11">;</text:span></text:p>
      <text:p text:style-name="P2"><text:span text:style-name="T10"><text:s text:c="4"/></text:span><text:span text:style-name="T9">void </text:span><text:span text:style-name="T12">initFromDialog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double </text:span><text:span text:style-name="T12">square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double </text:span><text:span text:style-name="T12">perimeter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double </text:span><text:span text:style-name="T12">mass</text:span><text:span text:style-name="T11">() </text:span><text:span text:style-name="T9">const override</text:span><text:span text:style-name="T11">;</text:span></text:p>
      <text:p text:style-name="P2"><text:span text:style-name="T10"><text:s text:c="4"/></text:span><text:span text:style-name="T12">CVector2D position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bool operator</text:span><text:span text:style-name="T11">&lt; (</text:span><text:span text:style-name="T9">const </text:span><text:span text:style-name="T12">IPhysObject </text:span><text:span text:style-name="T11">&amp;) </text:span><text:span text:style-name="T9">const override</text:span><text:span text:style-name="T11">;</text:span></text:p>
      <text:p text:style-name="P2"><text:span text:style-name="T10"><text:s text:c="4"/></text:span><text:span text:style-name="T9">bool operator</text:span><text:span text:style-name="T11">== (</text:span><text:span text:style-name="T9">const </text:span><text:span text:style-name="T12">IPhysObject </text:span><text:span text:style-name="T11">&amp;) </text:span><text:span text:style-name="T9">const override</text:span><text:span text:style-name="T11">;</text:span></text:p>
      <text:p text:style-name="P2"><text:span text:style-name="T10"><text:s text:c="4"/></text:span><text:span text:style-name="T9">unsigned int </text:span><text:span text:style-name="T12">size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9">void </text:span><text:span text:style-name="T12">draw</text:span><text:span text:style-name="T11">() </text:span><text:span text:style-name="T9">override</text:span><text:span text:style-name="T11">;</text:span></text:p>
      <text:p text:style-name="P2"><text:span text:style-name="T10"><text:s text:c="4"/></text:span><text:span text:style-name="T12">std</text:span><text:span text:style-name="T11">::</text:span><text:span text:style-name="T12">string classname</text:span><text:span text:style-name="T11">() </text:span><text:span text:style-name="T9">override</text:span><text:span text:style-name="T11">;</text:span></text:p>
      <text:p text:style-name="P6">};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0:32:50.962844013</meta:creation-date>
    <dc:date>2020-05-13T11:13:04.769351889</dc:date>
    <meta:editing-duration>PT8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369" meta:word-count="1327" meta:character-count="10750" meta:non-whitespace-character-count="8359"/>
  </office:meta>
</office:document-meta>
</file>